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Helvetica Neue" svg:font-family="Helvetica Neue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0%" style:page-number="1"/>
    </style:style>
    <style:style style:name="T2" style:parent-style-name="DefaultParagraphFont" style:family="text">
      <style:text-properties style:font-name="Helvetica Neue" style:font-name-asian="Helvetica Neue" style:font-name-complex="Helvetica Neue" fo:font-weight="bold" style:font-weight-asian="bold" fo:font-style="italic" style:font-style-asian="italic" fo:font-size="16pt" style:font-size-asian="16pt" style:font-size-complex="16pt"/>
    </style:style>
    <style:style style:name="P3" style:parent-style-name="Standard" style:family="paragraph">
      <style:paragraph-properties fo:text-align="center" fo:line-height="100%"/>
    </style:style>
    <style:style style:name="T4" style:parent-style-name="DefaultParagraphFont" style:family="text">
      <style:text-properties style:font-name="Helvetica Neue" style:font-name-asian="Helvetica Neue" style:font-name-complex="Helvetica Neue" fo:font-style="italic" style:font-style-asian="italic" fo:font-size="12pt" style:font-size-asian="12pt" style:font-size-complex="12pt"/>
    </style:style>
    <style:style style:name="T5" style:parent-style-name="DefaultParagraphFont" style:family="text">
      <style:text-properties style:font-name="Helvetica Neue" style:font-name-asian="Helvetica Neue" style:font-name-complex="Helvetica Neue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Helvetica Neue" style:font-name-asian="Helvetica Neue" style:font-name-complex="Helvetica Neue" fo:font-style="italic" style:font-style-asian="italic" fo:font-size="12pt" style:font-size-asian="12pt" style:font-size-complex="12pt"/>
    </style:style>
    <style:style style:name="P7" style:parent-style-name="Standard" style:family="paragraph">
      <style:paragraph-properties fo:text-align="center" fo:line-height="100%"/>
    </style:style>
    <style:style style:name="T8" style:parent-style-name="DefaultParagraphFont" style:family="text">
      <style:text-properties style:font-name="Helvetica Neue" style:font-name-asian="Helvetica Neue" style:font-name-complex="Helvetica Neue" fo:font-size="12pt" style:font-size-asian="12pt" style:font-size-complex="12pt"/>
    </style:style>
    <style:style style:name="T9" style:parent-style-name="DefaultParagraphFont" style:family="text">
      <style:text-properties style:font-name="Helvetica Neue" style:font-name-asian="Helvetica Neue" style:font-name-complex="Helvetica Neue" fo:color="#1155CC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Helvetica Neue" style:font-name-asian="Helvetica Neue" style:font-name-complex="Helvetica Neue" fo:color="#1155CC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Helvetica Neue" style:font-name-asian="Helvetica Neue" style:font-name-complex="Helvetica Neue" fo:color="#1155CC" fo:font-size="10.5pt" style:font-size-asian="10.5pt" style:font-size-complex="10.5pt" fo:background-color="#FFFFFF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Helvetica Neue" style:font-name-asian="Helvetica Neue" style:font-name-complex="Helvetica Neue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Helvetica Neue" style:font-name-asian="Helvetica Neue" style:font-name-complex="Helvetica Neue" fo:font-size="12pt" style:font-size-asian="12pt" style:font-size-complex="12pt"/>
    </style:style>
    <style:style style:name="T14" style:parent-style-name="DefaultParagraphFont" style:family="text">
      <style:text-properties style:font-name="Helvetica Neue" style:font-name-asian="Helvetica Neue" style:font-name-complex="Helvetica Neue" fo:color="#6AA84F" fo:font-size="12pt" style:font-size-asian="12pt" style:font-size-complex="12pt"/>
    </style:style>
    <style:style style:name="T15" style:parent-style-name="DefaultParagraphFont" style:family="text">
      <style:text-properties style:font-name="Helvetica Neue" style:font-name-asian="Helvetica Neue" style:font-name-complex="Helvetica Neue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Helvetica Neue" style:font-name-asian="Helvetica Neue" style:font-name-complex="Helvetica Neue" fo:color="#6AA84F" fo:font-size="12pt" style:font-size-asian="12pt" style:font-size-complex="12pt"/>
    </style:style>
    <style:style style:name="T17" style:parent-style-name="DefaultParagraphFont" style:family="text">
      <style:text-properties style:font-name="Helvetica Neue" style:font-name-asian="Helvetica Neue" style:font-name-complex="Helvetica Neue" fo:font-size="12pt" style:font-size-asian="12pt" style:font-size-complex="12pt"/>
    </style:style>
    <style:style style:name="T18" style:parent-style-name="DefaultParagraphFont" style:family="text">
      <style:text-properties style:font-name="Helvetica Neue" style:font-name-asian="Helvetica Neue" style:font-name-complex="Helvetica Neue" fo:color="#6AA84F" fo:font-size="12pt" style:font-size-asian="12pt" style:font-size-complex="12pt"/>
    </style:style>
    <style:style style:name="T19" style:parent-style-name="DefaultParagraphFont" style:family="text">
      <style:text-properties style:font-name="Helvetica Neue" style:font-name-asian="Helvetica Neue" style:font-name-complex="Helvetica Neue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21" style:parent-style-name="Standard" style:family="paragraph">
      <style:text-properties style:font-name="Helvetica Neue" style:font-name-asian="Helvetica Neue" style:font-name-complex="Helvetica Neue" fo:font-style="italic" style:font-style-asian="italic"/>
    </style:style>
    <style:style style:name="T22" style:parent-style-name="DefaultParagraphFont" style:family="text">
      <style:text-properties style:font-name="Helvetica Neue" style:font-name-asian="Helvetica Neue" style:font-name-complex="Helvetica Neue"/>
    </style:style>
    <style:style style:name="T23" style:parent-style-name="DefaultParagraphFont" style:family="text">
      <style:text-properties style:font-name="Helvetica Neue" style:font-name-asian="Helvetica Neue" style:font-name-complex="Helvetica Neue"/>
    </style:style>
    <style:style style:name="T24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25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26" style:parent-style-name="Standard" style:family="paragraph">
      <style:text-properties style:font-name="Helvetica Neue" style:font-name-asian="Helvetica Neue" style:font-name-complex="Helvetica Neue" fo:font-size="6pt" style:font-size-asian="6pt" style:font-size-complex="6pt"/>
    </style:style>
    <style:style style:name="P27" style:parent-style-name="Standard" style:family="paragraph">
      <style:paragraph-properties fo:text-align="center"/>
    </style:style>
    <style:style style:name="T28" style:parent-style-name="DefaultParagraphFont" style:family="text">
      <style:text-properties style:font-name="Helvetica Neue" style:font-name-asian="Helvetica Neue" style:font-name-complex="Helvetica Neue" fo:font-weight="bold" style:font-weight-asian="bold"/>
    </style:style>
    <style:style style:name="P29" style:parent-style-name="Standard" style:family="paragraph">
      <style:text-properties style:font-name="Helvetica Neue" style:font-name-asian="Helvetica Neue" style:font-name-complex="Helvetica Neue" fo:font-weight="bold" style:font-weight-asian="bold" fo:font-size="6pt" style:font-size-asian="6pt" style:font-size-complex="6pt"/>
    </style:style>
    <style:style style:name="T30" style:parent-style-name="DefaultParagraphFont" style:family="text">
      <style:text-properties style:font-name="Helvetica Neue" style:font-name-asian="Helvetica Neue" style:font-name-complex="Helvetica Neue"/>
    </style:style>
    <style:style style:name="T31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32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33" style:parent-style-name="DefaultParagraphFont" style:family="text">
      <style:text-properties style:font-name="Helvetica Neue" style:font-name-asian="Helvetica Neue" style:font-name-complex="Helvetica Neue"/>
    </style:style>
    <style:style style:name="T34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35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P36" style:parent-style-name="Standard" style:family="paragraph">
      <style:paragraph-properties fo:text-align="center"/>
    </style:style>
    <style:style style:name="T37" style:parent-style-name="DefaultParagraphFont" style:family="text">
      <style:text-properties style:font-name="Helvetica Neue" style:font-name-asian="Helvetica Neue" style:font-name-complex="Helvetica Neue" fo:font-weight="bold" style:font-weight-asian="bold"/>
    </style:style>
    <style:style style:name="P38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P39" style:parent-style-name="Standard" style:family="paragraph">
      <style:text-properties style:font-name="Helvetica Neue" style:font-name-asian="Helvetica Neue" style:font-name-complex="Helvetica Neue" fo:font-weight="bold" style:font-weight-asian="bold" fo:font-size="6pt" style:font-size-asian="6pt" style:font-size-complex="6pt"/>
    </style:style>
    <style:style style:name="T40" style:parent-style-name="DefaultParagraphFont" style:family="text">
      <style:text-properties style:font-name="Helvetica Neue" style:font-name-asian="Helvetica Neue" style:font-name-complex="Helvetica Neue" fo:font-weight="bold" style:font-weight-asian="bold" fo:font-style="italic" style:font-style-asian="italic"/>
    </style:style>
    <style:style style:name="T41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42" style:parent-style-name="DefaultParagraphFont" style:family="text">
      <style:text-properties style:font-name="Helvetica Neue" style:font-name-asian="Helvetica Neue" style:font-name-complex="Helvetica Neue" fo:font-style="italic" style:font-style-asian="italic" fo:color="#1155CC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44" style:parent-style-name="DefaultParagraphFont" style:family="text">
      <style:text-properties style:font-name="Helvetica Neue" style:font-name-asian="Helvetica Neue" style:font-name-complex="Helvetica Neue" fo:font-style="italic" style:font-style-asian="italic" fo:color="#1155CC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46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47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48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49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50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51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52" style:parent-style-name="Standard" style:family="paragraph"/>
    <style:style style:name="T53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54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55" style:parent-style-name="Standard" style:family="paragraph"/>
    <style:style style:name="T56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57" style:parent-style-name="Standard" style:family="paragraph"/>
    <style:style style:name="T58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59" style:parent-style-name="Standard" style:family="paragraph">
      <style:paragraph-properties fo:margin-left="0.5in">
        <style:tab-stops/>
      </style:paragraph-properties>
      <style:text-properties style:font-name="Helvetica Neue" style:font-name-asian="Helvetica Neue" style:font-name-complex="Helvetica Neue"/>
    </style:style>
    <style:style style:name="P60" style:parent-style-name="Standard" style:family="paragraph">
      <style:text-properties style:font-name="Helvetica Neue" style:font-name-asian="Helvetica Neue" style:font-name-complex="Helvetica Neue" fo:font-size="6pt" style:font-size-asian="6pt" style:font-size-complex="6pt"/>
    </style:style>
    <style:style style:name="T61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62" style:parent-style-name="DefaultParagraphFont" style:family="text">
      <style:text-properties style:font-name="Helvetica Neue" style:font-name-asian="Helvetica Neue" style:font-name-complex="Helvetica Neue" fo:font-weight="bold" style:font-weight-asian="bold" fo:font-style="italic" style:font-style-asian="italic"/>
    </style:style>
    <style:style style:name="T63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64" style:parent-style-name="DefaultParagraphFont" style:family="text">
      <style:text-properties style:font-name="Helvetica Neue" style:font-name-asian="Helvetica Neue" style:font-name-complex="Helvetica Neue" fo:font-style="italic" style:font-style-asian="italic" fo:color="#1155CC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66" style:parent-style-name="DefaultParagraphFont" style:family="text">
      <style:text-properties style:font-name="Helvetica Neue" style:font-name-asian="Helvetica Neue" style:font-name-complex="Helvetica Neue" fo:font-style="italic" style:font-style-asian="italic" fo:color="#1155CC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68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69" style:parent-style-name="Standard" style:family="paragraph">
      <style:text-properties style:font-name="Helvetica Neue" style:font-name-asian="Helvetica Neue" style:font-name-complex="Helvetica Neue" fo:font-style="italic" style:font-style-asian="italic" fo:font-size="6pt" style:font-size-asian="6pt" style:font-size-complex="6pt"/>
    </style:style>
    <style:style style:name="P70" style:parent-style-name="Standard" style:family="paragraph"/>
    <style:style style:name="T71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72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73" style:parent-style-name="Standard" style:family="paragraph"/>
    <style:style style:name="T74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75" style:parent-style-name="Standard" style:family="paragraph"/>
    <style:style style:name="T76" style:parent-style-name="DefaultParagraphFont" style:family="text">
      <style:text-properties style:font-name="Helvetica Neue" style:font-name-asian="Helvetica Neue" style:font-name-complex="Helvetica Neue"/>
    </style:style>
    <style:style style:name="P77" style:parent-style-name="Standard" style:family="paragraph">
      <style:paragraph-properties fo:margin-left="0.5in">
        <style:tab-stops/>
      </style:paragraph-properties>
      <style:text-properties style:font-name="Helvetica Neue" style:font-name-asian="Helvetica Neue" style:font-name-complex="Helvetica Neue" fo:font-size="6pt" style:font-size-asian="6pt" style:font-size-complex="6pt"/>
    </style:style>
    <style:style style:name="T78" style:parent-style-name="DefaultParagraphFont" style:family="text">
      <style:text-properties style:font-name="Helvetica Neue" style:font-name-asian="Helvetica Neue" style:font-name-complex="Helvetica Neue" fo:font-weight="bold" style:font-weight-asian="bold" fo:font-style="italic" style:font-style-asian="italic"/>
    </style:style>
    <style:style style:name="T79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80" style:parent-style-name="DefaultParagraphFont" style:family="text">
      <style:text-properties style:font-name="Helvetica Neue" style:font-name-asian="Helvetica Neue" style:font-name-complex="Helvetica Neue" fo:font-style="italic" style:font-style-asian="italic" fo:color="#1155CC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82" style:parent-style-name="DefaultParagraphFont" style:family="text">
      <style:text-properties style:font-name="Helvetica Neue" style:font-name-asian="Helvetica Neue" style:font-name-complex="Helvetica Neue" fo:font-style="italic" style:font-style-asian="italic" fo:color="#1155CC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style:font-name="Helvetica Neue" style:font-name-asian="Helvetica Neue" style:font-name-complex="Helvetica Neue" fo:font-style="italic" style:font-style-asian="italic" fo:font-size="6pt" style:font-size-asian="6pt" style:font-size-complex="6pt"/>
    </style:style>
    <style:style style:name="P84" style:parent-style-name="Standard" style:family="paragraph"/>
    <style:style style:name="T85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86" style:parent-style-name="Standard" style:family="paragraph"/>
    <style:style style:name="T87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88" style:parent-style-name="Standard" style:family="paragraph"/>
    <style:style style:name="T89" style:parent-style-name="DefaultParagraphFont" style:family="text">
      <style:text-properties style:font-name="Helvetica Neue" style:font-name-asian="Helvetica Neue" style:font-name-complex="Helvetica Neue"/>
    </style:style>
    <style:style style:name="T90" style:parent-style-name="DefaultParagraphFont" style:family="text">
      <style:text-properties style:font-name="Helvetica Neue" style:font-name-asian="Helvetica Neue" style:font-name-complex="Helvetica Neue"/>
    </style:style>
    <style:style style:name="P91" style:parent-style-name="Standard" style:family="paragraph">
      <style:text-properties style:font-name="Helvetica Neue" style:font-name-asian="Helvetica Neue" style:font-name-complex="Helvetica Neue" fo:font-weight="bold" style:font-weight-asian="bold" fo:font-size="6pt" style:font-size-asian="6pt" style:font-size-complex="6pt"/>
    </style:style>
    <style:style style:name="P92" style:parent-style-name="Standard" style:family="paragraph">
      <style:paragraph-properties fo:text-align="center"/>
    </style:style>
    <style:style style:name="T93" style:parent-style-name="DefaultParagraphFont" style:family="text">
      <style:text-properties style:font-name="Helvetica Neue" style:font-name-asian="Helvetica Neue" style:font-name-complex="Helvetica Neue" fo:font-weight="bold" style:font-weight-asian="bold"/>
    </style:style>
    <style:style style:name="T94" style:parent-style-name="DefaultParagraphFont" style:family="text">
      <style:text-properties fo:color="#000000"/>
    </style:style>
    <style:style style:name="P95" style:parent-style-name="Standard" style:family="paragraph">
      <style:text-properties style:font-name="Helvetica Neue" style:font-name-asian="Helvetica Neue" style:font-name-complex="Helvetica Neue" fo:font-size="6pt" style:font-size-asian="6pt" style:font-size-complex="6pt"/>
    </style:style>
    <style:style style:name="T96" style:parent-style-name="DefaultParagraphFont" style:family="text">
      <style:text-properties style:font-name="Helvetica Neue" style:font-name-asian="Helvetica Neue" style:font-name-complex="Helvetica Neue" fo:font-weight="bold" style:font-weight-asian="bold" fo:font-style="italic" style:font-style-asian="italic"/>
    </style:style>
    <style:style style:name="T97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98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99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00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01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02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03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04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05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06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07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08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09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10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11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12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13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14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15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16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17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118" style:parent-style-name="Standard" style:family="paragraph"/>
    <style:style style:name="T119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120" style:parent-style-name="Standard" style:family="paragraph"/>
    <style:style style:name="T121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122" style:parent-style-name="Standard" style:family="paragraph"/>
    <style:style style:name="T123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24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125" style:parent-style-name="Standard" style:family="paragraph">
      <style:text-properties style:font-name="Helvetica Neue" style:font-name-asian="Helvetica Neue" style:font-name-complex="Helvetica Neue" fo:font-weight="bold" style:font-weight-asian="bold"/>
    </style:style>
    <style:style style:name="P126" style:parent-style-name="Standard" style:family="paragraph">
      <style:paragraph-properties fo:text-align="center"/>
    </style:style>
    <style:style style:name="T127" style:parent-style-name="DefaultParagraphFont" style:family="text">
      <style:text-properties style:font-name="Helvetica Neue" style:font-name-asian="Helvetica Neue" style:font-name-complex="Helvetica Neue" fo:font-weight="bold" style:font-weight-asian="bold"/>
    </style:style>
    <style:style style:name="P128" style:parent-style-name="Standard" style:family="paragraph">
      <style:text-properties style:font-name="Helvetica Neue" style:font-name-asian="Helvetica Neue" style:font-name-complex="Helvetica Neue" fo:font-size="6pt" style:font-size-asian="6pt" style:font-size-complex="6pt"/>
    </style:style>
    <style:style style:name="T129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30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31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132" style:parent-style-name="Standard" style:family="paragraph">
      <style:text-properties style:font-name="Helvetica Neue" style:font-name-asian="Helvetica Neue" style:font-name-complex="Helvetica Neue" fo:font-style="italic" style:font-style-asian="italic"/>
    </style:style>
    <style:style style:name="T133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34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35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36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37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38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39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40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41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42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43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44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145" style:parent-style-name="Standard" style:family="paragraph">
      <style:text-properties style:font-name="Helvetica Neue" style:font-name-asian="Helvetica Neue" style:font-name-complex="Helvetica Neue" fo:font-style="italic" style:font-style-asian="italic"/>
    </style:style>
    <style:style style:name="T146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47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T148" style:parent-style-name="DefaultParagraphFont" style:family="text">
      <style:text-properties style:font-name="Helvetica Neue" style:font-name-asian="Helvetica Neue" style:font-name-complex="Helvetica Neue" fo:font-style="italic" style:font-style-asian="italic"/>
    </style:style>
    <style:style style:name="P149" style:parent-style-name="Standard" style:family="paragraph">
      <style:text-properties style:font-name="Helvetica Neue" style:font-name-asian="Helvetica Neue" style:font-name-complex="Helvetica Neue"/>
    </style:style>
  </office:automatic-styles>
  <office:body>
    <office:text text:use-soft-page-breaks="true">
      <text:p text:style-name="P1"><text:span text:style-name="T2">Calvin Paschall</text:span></text:p>
      <text:p text:style-name="P3"><text:span text:style-name="T4">cpaschall0105</text:span><text:a xlink:href="mailto:emailaddress@gmail.com" office:target-frame-name="_top" xlink:show="replace"><text:span text:style-name="T5">@gmail.com</text:span></text:a><text:span text:style-name="T6"><text:s/>| 484-684-2443 | Morton, PA</text:span></text:p>
      <text:p text:style-name="P7"><text:span text:style-name="T8">LinkedIn:<text:s/></text:span><text:a xlink:href="http://www.linkedin.com/in/calvin-paschall" office:target-frame-name="_top" xlink:show="replace"><text:span text:style-name="T9">w</text:span><text:span text:style-name="T10">ww.linkedin.com/in/</text:span></text:a><text:a xlink:href="http://www.linkedin.com/in/calvin-paschall" office:target-frame-name="_top" xlink:show="replace"><text:span text:style-name="T11">calvin-paschall</text:span></text:a><text:a xlink:href="http://www.linkedin.com/in/calvin-paschall" office:target-frame-name="_top" xlink:show="replace"><text:span text:style-name="T12"><text:s/></text:span></text:a><text:span text:style-name="T13">| GitHub:</text:span><text:span text:style-name="T14"><text:s/></text:span><text:a xlink:href="https://github.com/cpaschall" office:target-frame-name="_top" xlink:show="replace"><text:span text:style-name="T15">github.com/cpaschall</text:span></text:a><text:span text:style-name="T16"><text:s/></text:span><text:span text:style-name="T17">| Portfolio:</text:span><text:span text:style-name="T18"><text:s/></text:span><text:a xlink:href="https://cpaschall.github.io/code-portfolio-v2" office:target-frame-name="_top" xlink:show="replace"><text:span text:style-name="T19">https://cpaschall.github.io/portfolio-v</text:span></text:a><text:span text:style-name="T20">3</text:span></text:p>
      <text:p text:style-name="P21"/>
      <text:p text:style-name="Standard"><text:span text:style-name="T22">Full Stack Web Developer with a background in health care. Trained at the University of Pennsylvania Coding Bootcamp and earned a Certificate in Full Stack Web Development. Innovative problem-solver passionate about creating applications de</text:span><text:span text:style-name="T23">signed for optimal UX; focused on mobile-first design and development. Strengths in creativity, teamwork, leadership and building projects from conception to execution. <text:s/></text:span><text:span text:style-name="T24">E</text:span><text:span text:style-name="T25">ager to apply skills within a dedicated and creative team with the goal of creating a quality user experience.</text:span></text:p>
      <text:p text:style-name="P26"/>
      <text:p text:style-name="P27"><text:span text:style-name="T28">Technical Skills</text:span></text:p>
      <text:p text:style-name="P29"/>
      <text:p text:style-name="Standard"><text:span text:style-name="T30">Frontend:<text:s/></text:span><text:span text:style-name="T31">HTML5, CSS, JQ</text:span><text:span text:style-name="T32">uery, Javascript, Bootstrap, AJAX, Python</text:span></text:p>
      <text:p text:style-name="Standard"><text:span text:style-name="T33">Backend:</text:span><text:span text:style-name="T34"><text:s text:c="2"/>Node, MySql, Sequelize, Flask</text:span></text:p>
      <text:p text:style-name="P35"/>
      <text:p text:style-name="P36"><text:span text:style-name="T37">Projects</text:span></text:p>
      <text:p text:style-name="P38"/>
      <text:p text:style-name="P39"/>
      <text:p text:style-name="Standard"><text:span text:style-name="T40">codeOp<text:s/></text:span><text:span text:style-name="T41">|<text:s/></text:span><text:a xlink:href="https://github.com/cpaschall/codeOp" office:target-frame-name="_top" xlink:show="replace"><text:span text:style-name="T42">https://github.com/cpaschall/codeOp</text:span></text:a><text:span text:style-name="T43"><text:s/>|<text:s/></text:span><text:a xlink:href="https://codeop2.herokuapp.com" office:target-frame-name="_top" xlink:show="replace"><text:span text:style-name="T44">https://codeop2.herokuapp.com</text:span></text:a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text:s text:c="10"/></text:span></text:p>
      <text:list text:style-name="WWNum2">
        <text:list-item>
          <text:p text:style-name="P52"><text:span text:style-name="T53">Summary: App for new and experienced programmers to post<text:s/></text:span><text:span text:style-name="T54">projects they need assistance with and for other programmers to volunteer their skills to assist.</text:span></text:p>
        </text:list-item>
        <text:list-item>
          <text:p text:style-name="P55"><text:span text:style-name="T56">Role: Git manager, back-end developer</text:span></text:p>
        </text:list-item>
        <text:list-item>
          <text:p text:style-name="P57"><text:span text:style-name="T58">Tools: Handlebars, Javascript, CSS, Node, MySql, Sequelize, Heroku</text:span></text:p>
        </text:list-item>
      </text:list>
      <text:p text:style-name="P59"/>
      <text:p text:style-name="P60"/>
      <text:p text:style-name="Standard"><text:span text:style-name="T61"><text:s/></text:span><text:span text:style-name="T62">Workday Scheduler<text:s/></text:span><text:span text:style-name="T63">|<text:s/></text:span><text:a xlink:href="https://github.com/cpaschall/workday-scheduler" office:target-frame-name="_top" xlink:show="replace"><text:span text:style-name="T64">https://github.com/cpaschall/workday-scheduler</text:span></text:a><text:span text:style-name="T65"><text:s/>|<text:s/></text:span><text:a xlink:href="https://cpaschall.github.io/workday-scheduler/" office:target-frame-name="_top" xlink:show="replace"><text:span text:style-name="T66">https://cpaschall.github.io/workday-scheduler/</text:span></text:a><text:span text:style-name="T67"><text:tab/></text:span><text:span text:style-name="T68"><text:tab/></text:span></text:p>
      <text:p text:style-name="P69"/>
      <text:list text:style-name="WWNum2" text:continue-numbering="true">
        <text:list-item>
          <text:p text:style-name="P70"><text:span text:style-name="T71">Summary: A user can enter a task for each hour of a normal business day (9 am - 5</text:span><text:span text:style-name="T72"><text:s/>pm) and the data will be saved upon a page refresh. <text:s/>Each hour is color coded depending on current, past or present hour.</text:span></text:p>
        </text:list-item>
        <text:list-item>
          <text:p text:style-name="P73"><text:span text:style-name="T74">Role: Sole developer</text:span></text:p>
        </text:list-item>
        <text:list-item>
          <text:p text:style-name="P75"><text:span text:style-name="T76">Tools: HTML5, CSS, Javascript, Moment.js, Local Storage</text:span></text:p>
        </text:list-item>
      </text:list>
      <text:p text:style-name="P77"/>
      <text:p text:style-name="Standard"><text:span text:style-name="T78">Weather Dashboard</text:span><text:span text:style-name="T79"><text:s/>|<text:s/></text:span><text:a xlink:href="https://github.com/cpaschall/weather-dashboard" office:target-frame-name="_top" xlink:show="replace"><text:span text:style-name="T80">https://github.com/cpaschall/weather-dashboard</text:span></text:a><text:span text:style-name="T81"><text:s/>|<text:s/></text:span><text:a xlink:href="https://cpaschall.github.io/weather-dashboard/" office:target-frame-name="_top" xlink:show="replace"><text:span text:style-name="T82">https://cpaschall.github.io/weather-dashboard/</text:span></text:a></text:p>
      <text:p text:style-name="P83"/>
      <text:list text:style-name="WWNum2" text:continue-numbering="true">
        <text:list-item>
          <text:p text:style-name="P84"><text:span text:style-name="T85">Enter a city name to get current weather conditions and a 5-day forecast. <text:s/>That city is appended to a search history list.</text:span></text:p>
        </text:list-item>
        <text:list-item>
          <text:p text:style-name="P86"><text:span text:style-name="T87">Role: Sole developer</text:span></text:p>
        </text:list-item>
        <text:list-item>
          <text:p text:style-name="P88"><text:span text:style-name="T89">Tools: HTML5,<text:s/></text:span><text:span text:style-name="T90">CSS, Javascript, Local Storage, Web APIs</text:span></text:p>
        </text:list-item>
      </text:list>
      <text:p text:style-name="P91"/>
      <text:p text:style-name="P92"><text:span text:style-name="T93"><office:annotation office:name="0" xml:id="644347687"><dc:creator>Rudy Gonzalez</dc:creator><dc:date>2022-05-26T23:35:00</dc:date><meta:creator-initials>Rudy Gonz</meta:creator-initials><text:p text:style-name="Normal"><text:span text:style-name="T94">Kudos on adding in accomplishments to showcase to the employer how you added value to the role. Good work!</text:span></text:p></office:annotation>Work Experience</text:span><office:annotation-end office:name="0"/></text:p>
      <text:p text:style-name="P95"/>
      <text:p text:style-name="Standard"><text:span text:style-name="T96">Health Advocate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text:s text:c="7"/>2012-</text:span><text:soft-page-break/><text:span text:style-name="T106">Current</text:span></text:p>
      <text:p text:style-name="Standard"><text:span text:style-name="T107">Operations Supervisor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Plymouth Meet</text:span><text:span text:style-name="T117">ing, PA</text:span></text:p>
      <text:list text:style-name="WWNum1">
        <text:list-item>
          <text:p text:style-name="P118"><text:span text:style-name="T119">Determined Team Leader: Led underperforming department to meet and exceed company metrics</text:span></text:p>
        </text:list-item>
        <text:list-item>
          <text:p text:style-name="P120"><text:span text:style-name="T121">Enthusiastic Mentor: Personally trained new and seasoned employees to review performance goals and guided them to achieve key metrics</text:span></text:p>
        </text:list-item>
        <text:list-item>
          <text:p text:style-name="P122"><text:span text:style-name="T123">Dedicated<text:s/></text:span><text:span text:style-name="T124">Customer Service Specialist: resolved customer’s complicated healthcare issues in relation to their group health or Medicare plans</text:span></text:p>
        </text:list-item>
      </text:list>
      <text:p text:style-name="P125"/>
      <text:p text:style-name="P126"><text:span text:style-name="T127">Education</text:span></text:p>
      <text:p text:style-name="P128"/>
      <text:p text:style-name="Standard"><text:span text:style-name="T129">University of Pennsylvania - Philadelphia, PA</text:span></text:p>
      <text:p text:style-name="Standard"><text:span text:style-name="T130">2022</text:span></text:p>
      <text:p text:style-name="Standard"><text:span text:style-name="T131">Full-Stack Web Development Certification</text:span></text:p>
      <text:p text:style-name="P132"/>
      <text:p text:style-name="Standard"><text:span text:style-name="T133">Utica University - Utica, NY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text:s text:c="8"/>2020</text:span></text:p>
      <text:p text:style-name="Standard"><text:span text:style-name="T144">Master of Science - Cybersecurity</text:span></text:p>
      <text:p text:style-name="P145"/>
      <text:p text:style-name="Standard"><text:span text:style-name="T146">Temple University - Philadelphia, PA</text:span></text:p>
      <text:p text:style-name="Standard"><text:span text:style-name="T147">2008</text:span></text:p>
      <text:p text:style-name="Standard"><text:span text:style-name="T148">Bachelor of the Arts - Criminal Justice</text:span></text:p>
      <text:p text:style-name="P14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Helvetica Neue" svg:font-family="Helvetica Neue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Helvetica Neue" style:font-name-asian="Helvetica Neue" style:font-name-complex="Helvetica Neue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Helvetica Neue" style:font-name-asian="Helvetica Neue" style:font-name-complex="Helvetica Neue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Helvetica Neue" style:font-name-asian="Helvetica Neue" style:font-name-complex="Helvetica Neue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="Helvetica Neue" style:font-name-asian="Helvetica Neue" style:font-name-complex="Helvetica Neue" fo:color="#1155CC" fo:font-size="12pt" style:font-size-asian="12pt" style:font-size-complex="12pt" fo:background-color="#FFFFFF" style:text-underline-type="single" style:text-underline-style="solid" style:text-underline-width="auto" style:text-underline-mode="continuous" style:text-underline-color="font-color"/>
    </style:style>
    <style:style style:name="ListLabel21" style:display-name="ListLabel 21" style:family="text">
      <style:text-properties style:font-name="Helvetica Neue" style:font-name-asian="Helvetica Neue" style:font-name-complex="Helvetica Neue" fo:color="#1155CC" fo:font-size="10.5pt" style:font-size-asian="10.5pt" style:font-size-complex="10.5pt" fo:background-color="#FFFFFF" style:text-underline-type="single" style:text-underline-style="solid" style:text-underline-width="auto" style:text-underline-mode="continuous" style:text-underline-color="font-color"/>
    </style:style>
    <style:style style:name="ListLabel22" style:display-name="ListLabel 22" style:family="text">
      <style:text-properties style:font-name="Helvetica Neue" style:font-name-asian="Helvetica Neue" style:font-name-complex="Helvetica Neue" fo:color="#1155C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ListLabel23" style:display-name="ListLabel 23" style:family="text">
      <style:text-properties style:font-name="Helvetica Neue" style:font-name-asian="Helvetica Neue" style:font-name-complex="Helvetica Neue" fo:font-style="italic" style:font-style-asian="italic" fo:color="#1155CC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Helvetica Neue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 Neue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Helvetica Neue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 Neue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Revision" style:display-name="Revision" style:family="paragraph">
      <style:paragraph-properties fo:widows="2" fo:orphans="2" style:vertical-align="auto"/>
      <style:text-properties style:font-name-complex="Mangal" style:font-size-complex="10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ALVIN PASCHALL</meta:initial-creator>
    <dc:creator>CALVIN PASCHALL</dc:creator>
    <meta:creation-date>2022-06-30T14:21:00Z</meta:creation-date>
    <dc:date>2022-06-30T14:21:00Z</dc:date>
    <meta:template xlink:href="Normal.dotm" xlink:type="simple"/>
    <meta:editing-cycles>2</meta:editing-cycles>
    <meta:editing-duration>PT60S</meta:editing-duration>
    <meta:document-statistic meta:page-count="2" meta:paragraph-count="6" meta:word-count="506" meta:character-count="3385" meta:row-count="24" meta:non-whitespace-character-count="2885"/>
  </office:meta>
</office:document-meta>
</file>